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ans1" svg:font-family="'Liberation Sans', Helvetica, 'Luxi Sans', 'Bitstream Vera San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4">
      <style:paragraph-properties fo:text-align="start" style:justify-single-word="false"/>
      <style:text-properties fo:font-variant="normal" fo:text-transform="none" fo:color="#000000" style:font-name="Liberation Sans" fo:font-size="10.5pt" fo:letter-spacing="normal" fo:font-style="normal" fo:font-weight="normal" officeooo:rsid="001fd10d" officeooo:paragraph-rsid="001fd10d" style:font-size-asian="10.5pt" style:font-weight-asian="normal" style:font-size-complex="10.5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ans" fo:font-size="10.5pt" fo:letter-spacing="normal" fo:font-style="normal" fo:font-weight="normal" officeooo:rsid="001fd10d" officeooo:paragraph-rsid="001fd10d" style:font-size-asian="10.5pt" style:font-weight-asian="normal" style:font-size-complex="10.5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ans" fo:font-size="10.5pt" fo:letter-spacing="normal" fo:font-style="normal" fo:font-weight="normal" officeooo:rsid="001fd10d" officeooo:paragraph-rsid="0020eced" style:font-size-asian="10.5pt" style:font-weight-asian="normal" style:font-size-complex="10.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ans" fo:font-size="10.5pt" fo:letter-spacing="normal" fo:font-style="normal" fo:font-weight="normal" officeooo:rsid="0020eced" officeooo:paragraph-rsid="0020eced" style:font-size-asian="10.5pt" style:font-weight-asian="normal" style:font-size-complex="10.5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ans" fo:font-size="9pt" fo:letter-spacing="normal" fo:font-style="normal" fo:font-weight="normal" officeooo:rsid="001fd10d" officeooo:paragraph-rsid="001fd10d" style:font-size-asian="9pt" style:font-weight-asian="normal" style:font-size-complex="9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ans" fo:font-size="10pt" fo:letter-spacing="normal" fo:font-style="normal" fo:font-weight="normal" officeooo:rsid="001fd10d" officeooo:paragraph-rsid="001fd10d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Liberation Sans" fo:font-size="14pt" fo:font-weight="bold" officeooo:rsid="001fd10d" officeooo:paragraph-rsid="001fd10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ans" fo:font-size="10.5pt" fo:font-weight="normal" officeooo:rsid="001fd10d" officeooo:paragraph-rsid="001fd10d" style:font-size-asian="10.5pt" style:font-weight-asian="normal" style:font-size-complex="10.5pt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style:font-name="Liberation Sans" fo:font-size="10.5pt" fo:font-weight="normal" officeooo:rsid="001fd10d" officeooo:paragraph-rsid="001fd10d" style:font-size-asian="10.5pt" style:font-weight-asian="normal" style:font-size-complex="10.5pt" style:font-weight-complex="normal"/>
    </style:style>
    <style:style style:name="P10" style:family="paragraph" style:parent-style-name="Standard" style:list-style-name="L4">
      <style:paragraph-properties fo:text-align="start" style:justify-single-word="false"/>
      <style:text-properties style:font-name="Liberation Sans" fo:font-size="10.5pt" fo:font-weight="normal" officeooo:rsid="001fd10d" officeooo:paragraph-rsid="001fd10d" style:font-size-asian="10.5pt" style:font-weight-asian="normal" style:font-size-complex="10.5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ans" fo:font-size="10.5pt" fo:font-weight="normal" officeooo:rsid="001fd10d" officeooo:paragraph-rsid="001fd10d" style:font-size-asian="9.14999961853027pt" style:font-weight-asian="normal" style:font-size-complex="10.5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ans" fo:font-size="10.5pt" fo:font-weight="bold" officeooo:rsid="001fd10d" officeooo:paragraph-rsid="001fd10d" style:font-size-asian="10.5pt" style:font-weight-asian="bold" style:font-size-complex="10.5pt" style:font-weight-complex="bold"/>
    </style:style>
    <style:style style:name="P13" style:family="paragraph" style:parent-style-name="Standard" style:list-style-name="L4">
      <style:paragraph-properties fo:text-align="start" style:justify-single-word="false"/>
      <style:text-properties style:font-name="Liberation Sans" fo:font-size="10.5pt" fo:font-weight="bold" officeooo:rsid="001fd10d" officeooo:paragraph-rsid="001fd10d" style:font-size-asian="10.5pt" style:font-weight-asian="bold" style:font-size-complex="10.5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Sans" fo:font-size="12pt" fo:font-weight="bold" officeooo:rsid="001fd10d" officeooo:paragraph-rsid="001fd10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 fo:break-before="page"/>
      <style:text-properties fo:font-variant="normal" fo:text-transform="none" fo:color="#000000" style:font-name="Liberation Sans" fo:font-size="10.5pt" fo:letter-spacing="normal" fo:font-style="normal" fo:font-weight="normal" officeooo:rsid="0020eced" officeooo:paragraph-rsid="0020eced" style:font-size-asian="10.5pt" style:font-weight-asian="normal" style:font-size-complex="10.5pt" style:font-weight-complex="normal"/>
    </style:style>
    <style:style style:name="P16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variant="normal" fo:text-transform="none" fo:color="#000000" style:font-name="Liberation Sans" fo:font-size="10.5pt" fo:letter-spacing="normal" fo:font-style="italic" fo:font-weight="normal" officeooo:rsid="0020eced" officeooo:paragraph-rsid="0020eced" style:font-size-asian="10.5pt" style:font-style-asian="italic" style:font-weight-asian="normal" style:font-size-complex="10.5pt" style:font-style-complex="italic" style:font-weight-complex="normal"/>
    </style:style>
    <style:style style:name="P17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variant="normal" fo:text-transform="none" fo:color="#000000" style:font-name="Liberation Sans" fo:font-size="10.5pt" fo:letter-spacing="normal" fo:font-style="normal" fo:font-weight="normal" officeooo:rsid="0020eced" officeooo:paragraph-rsid="0020eced" style:font-size-asian="10.5pt" style:font-style-asian="normal" style:font-weight-asian="normal" style:font-size-complex="10.5pt" style:font-style-complex="normal" style:font-weight-complex="normal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Liberation Sans" fo:font-size="10.5pt" fo:letter-spacing="normal" fo:font-style="normal" fo:font-weight="normal" officeooo:rsid="0020eced" officeooo:paragraph-rsid="0020eced" style:font-size-asian="10.5pt" style:font-style-asian="normal" style:font-weight-asian="normal" style:font-size-complex="10.5pt" style:font-style-complex="normal" style:font-weight-complex="normal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fo:background-color="transparent">
        <style:background-image/>
      </style:paragraph-properties>
      <style:text-properties fo:font-variant="normal" fo:text-transform="none" fo:color="#000000" style:font-name="Liberation Sans" fo:font-size="10.5pt" fo:letter-spacing="normal" fo:font-style="normal" fo:font-weight="normal" officeooo:rsid="0020eced" officeooo:paragraph-rsid="0020eced" style:font-size-asian="10.5pt" style:font-style-asian="normal" style:font-weight-asian="normal" style:font-size-complex="10.5pt" style:font-style-complex="normal" style:font-weight-complex="normal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fo:background-color="transparent">
        <style:background-image/>
      </style:paragraph-properties>
      <style:text-properties fo:font-variant="normal" fo:text-transform="none" fo:color="#000000" style:font-name="Liberation Sans" fo:font-size="10.5pt" fo:letter-spacing="normal" fo:font-style="normal" fo:font-weight="normal" officeooo:rsid="002208be" officeooo:paragraph-rsid="002208b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fo:background-color="transparent">
        <style:background-image/>
      </style:paragraph-properties>
      <style:text-properties fo:font-variant="normal" fo:text-transform="none" fo:color="#000000" style:font-name="Liberation Sans" fo:font-size="10.5pt" fo:letter-spacing="normal" fo:font-style="normal" fo:font-weight="normal" officeooo:rsid="00221bc1" officeooo:paragraph-rsid="00221bc1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2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variant="normal" fo:text-transform="none" fo:color="#000000" style:font-name="Liberation Sans" fo:font-size="10.5pt" fo:letter-spacing="normal" fo:font-style="normal" fo:font-weight="normal" officeooo:rsid="0020eced" officeooo:paragraph-rsid="0020eced" style:font-size-asian="10.5pt" style:font-style-asian="normal" style:font-weight-asian="normal" style:font-size-complex="10.5pt" style:font-style-complex="normal" style:font-weight-complex="normal"/>
    </style:style>
    <style:style style:name="P23" style:family="paragraph" style:parent-style-name="Standard">
      <style:paragraph-properties fo:margin-left="0.4925in" fo:margin-right="0in" fo:text-align="start" style:justify-single-word="false" fo:text-indent="0in" style:auto-text-indent="false" fo:background-color="#ffff99">
        <style:background-image/>
      </style:paragraph-properties>
      <style:text-properties fo:font-variant="normal" fo:text-transform="none" fo:color="#000000" style:font-name="Liberation Sans" fo:font-size="10.5pt" fo:letter-spacing="normal" fo:font-style="normal" fo:font-weight="normal" officeooo:rsid="0020eced" officeooo:paragraph-rsid="0020eced" style:font-size-asian="10.5pt" style:font-style-asian="normal" style:font-weight-asian="normal" style:font-size-complex="10.5pt" style:font-style-complex="normal" style:font-weight-complex="normal"/>
    </style:style>
    <style:style style:name="P24" style:family="paragraph" style:parent-style-name="Standard">
      <style:paragraph-properties fo:margin-left="0.4925in" fo:margin-right="0in" fo:text-align="start" style:justify-single-word="false" fo:text-indent="0in" style:auto-text-indent="false" fo:background-color="transparent">
        <style:background-image/>
      </style:paragraph-properties>
      <style:text-properties fo:font-variant="normal" fo:text-transform="none" fo:color="#000000" style:font-name="Liberation Sans" fo:font-size="10.5pt" fo:letter-spacing="normal" fo:font-style="normal" fo:font-weight="normal" officeooo:rsid="0020eced" officeooo:paragraph-rsid="0020eced" style:font-size-asian="10.5pt" style:font-style-asian="normal" style:font-weight-asian="normal" style:font-size-complex="10.5pt" style:font-style-complex="normal" style:font-weight-complex="normal"/>
    </style:style>
    <style:style style:name="P25" style:family="paragraph" style:parent-style-name="Standard">
      <style:paragraph-properties fo:margin-left="0.4925in" fo:margin-right="0in" fo:text-align="start" style:justify-single-word="false" fo:text-indent="0in" style:auto-text-indent="false" fo:background-color="transparent">
        <style:background-image/>
      </style:paragraph-properties>
      <style:text-properties fo:font-variant="normal" fo:text-transform="none" fo:color="#000000" style:font-name="Liberation Sans" fo:font-size="10.5pt" fo:letter-spacing="normal" fo:font-style="normal" fo:font-weight="normal" officeooo:rsid="0020eced" officeooo:paragraph-rsid="0020eced" fo:background-color="#ffff99" style:font-size-asian="10.5pt" style:font-style-asian="normal" style:font-weight-asian="normal" style:font-size-complex="10.5pt" style:font-style-complex="normal" style:font-weight-complex="normal"/>
    </style:style>
    <style:style style:name="P26" style:family="paragraph" style:parent-style-name="Standard">
      <style:paragraph-properties fo:margin-left="0.4925in" fo:margin-right="0in" fo:text-align="start" style:justify-single-word="false" fo:text-indent="0in" style:auto-text-indent="false" fo:background-color="transparent">
        <style:background-image/>
      </style:paragraph-properties>
      <style:text-properties fo:font-variant="normal" fo:text-transform="none" fo:color="#000000" style:font-name="Liberation Sans" fo:font-size="10.5pt" fo:letter-spacing="normal" fo:font-style="normal" fo:font-weight="normal" officeooo:rsid="00221bc1" officeooo:paragraph-rsid="00221bc1" fo:background-color="#ffff99" style:font-size-asian="10.5pt" style:font-style-asian="normal" style:font-weight-asian="normal" style:font-size-complex="10.5pt" style:font-style-complex="normal" style:font-weight-complex="normal"/>
    </style:style>
    <style:style style:name="P27" style:family="paragraph" style:parent-style-name="Standard">
      <style:paragraph-properties fo:margin-left="0.4925in" fo:margin-right="0in" fo:text-align="start" style:justify-single-word="false" fo:text-indent="0in" style:auto-text-indent="false" fo:background-color="transparent">
        <style:background-image/>
      </style:paragraph-properties>
      <style:text-properties fo:font-variant="normal" fo:text-transform="none" fo:color="#000000" style:font-name="Liberation Sans" fo:font-size="10.5pt" fo:letter-spacing="normal" fo:font-style="normal" fo:font-weight="normal" officeooo:rsid="00221bc1" officeooo:paragraph-rsid="00221bc1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background-color="#ffff99" loext:char-shading-value="0"/>
    </style:style>
    <style:style style:name="T3" style:family="text">
      <style:text-properties fo:background-color="#cfe7f5" loext:char-shading-value="0"/>
    </style:style>
    <style:style style:name="T4" style:family="text">
      <style:text-properties officeooo:rsid="0020eced"/>
    </style:style>
    <style:style style:name="T5" style:family="text">
      <style:text-properties fo:background-color="transparent" loext:char-shading-value="0"/>
    </style:style>
    <style:style style:name="T6" style:family="text">
      <style:text-properties officeooo:rsid="001fd10d" fo:background-color="transparent" loext:char-shading-value="0"/>
    </style:style>
    <style:style style:name="T7" style:family="text">
      <style:text-properties officeooo:rsid="002416ce"/>
    </style:style>
    <style:style style:name="T8" style:family="text">
      <style:text-properties officeooo:rsid="00257c0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Haiku PCI Driver Development Under QEMU on Linux</text:p>
      <text:p text:style-name="P7"/>
      <text:p text:style-name="P8"><text:tab/>Developing Haiku drivers for PCI and PCI Express cards is now a lot easier given advancements in IOMMU under Linux. <text:s/>You can effectively detach PCI cards from their host operating system and attach them to guest VM's resulting in true hardware emulation. <text:s/>In this guide we will be configuring a secondary graphics card to be attached to a Haiku virtual machine.</text:p>
      <text:p text:style-name="P8"/>
      <text:p text:style-name="P12">Warning:<text:span text:style-name="T1"> Any device attached to a VM will be unavailable to the host operating system. This means you can </text:span>not<text:span text:style-name="T1"> use your primary graphics card, network device, etc within a VM and the host operating system at the same time. In this example, we have two graphics cards installed in the Linux system.</text:span></text:p>
      <text:p text:style-name="P8"/>
      <text:p text:style-name="P14">IOMMU Setup</text:p>
      <text:p text:style-name="P14"/>
      <text:p text:style-name="P11"><text:tab/>You will need to have IOMMU hardware support on your motherboard for this to function. <text:s/>Most modern AMD A3 socket chips and Intel i3,i5,i7 devices have IOMMU built in. <text:s/>If your board does indeed have IOMMU, you will likely need to enable IOMMU within the bios of your motherboard before proceeding.</text:p>
      <text:p text:style-name="P11"/>
      <text:p text:style-name="P11"/>
      <text:p text:style-name="P14">Linux Setup</text:p>
      <text:p text:style-name="P14"/>
      <text:p text:style-name="P8"><text:tab/>Now that you have an IOMMU enabled system, you will need to tell Linux to fully utilize IOMMU. To do this, you will need to add a few kernel boot parameters. Depending on how your system is configured, there may be a few places to do this. <text:s/>Here are some example config files:</text:p>
      <text:p text:style-name="P8"/>
      <text:list xml:id="list345566286747532453" text:style-name="L3">
        <text:list-item>
          <text:p text:style-name="P9">/etc/default/grub <text:s text:c="3"/>- <text:s/>GRUB_CMDLINE_LINUX_DEFAULT</text:p>
        </text:list-item>
        <text:list-item>
          <text:p text:style-name="P9">/boot/grub/grub.cfg</text:p>
        </text:list-item>
        <text:list-item>
          <text:p text:style-name="P9">/boot/grub/menu.lst</text:p>
        </text:list-item>
        <text:list-item>
          <text:p text:style-name="P9">/boot/refind_linux.conf</text:p>
        </text:list-item>
      </text:list>
      <text:p text:style-name="P8"/>
      <text:p text:style-name="P8">Enabling OS support IOMMU for IOMMU involves adding one of the following kernel boot parameters:</text:p>
      <text:p text:style-name="P8"/>
      <text:list xml:id="list8783752587213863483" text:style-name="L4">
        <text:list-item>
          <text:p text:style-name="P13">AMD</text:p>
          <text:list>
            <text:list-item>
              <text:p text:style-name="P10">iommu=pt iommu=1</text:p>
            </text:list-item>
          </text:list>
        </text:list-item>
        <text:list-item>
          <text:p text:style-name="P13">Intel</text:p>
          <text:list>
            <text:list-item>
              <text:p text:style-name="P1">intel_iommu=on</text:p>
            </text:list-item>
          </text:list>
        </text:list-item>
      </text:list>
      <text:p text:style-name="P2"/>
      <text:p text:style-name="P2">Now, all we need to do is to reserve the PCI device. We want to make sure no host drivers attempt to attach to the PCI device in question.</text:p>
      <text:p text:style-name="P2"/>
      <text:p text:style-name="P2">First we need to find the PCIID for the device in question. We can find this through lcpci. <text:s/>Running lspci shows a bunch of devices. I've identified this device as my target:</text:p>
      <text:p text:style-name="P2"/>
      <text:p text:style-name="P6"><text:span text:style-name="T3">07:00.0</text:span> VGA compatible controller: Advanced Micro Devices, Inc. [AMD/ATI] Cedar [Radeon HD 5000]</text:p>
      <text:p text:style-name="P5"/>
      <text:p text:style-name="P2">Now, to get the PCI ID, I run lspci again with the -n flag (lspci -n)</text:p>
      <text:p text:style-name="P2">We find the matching BUS ID and we get our PCI ID:</text:p>
      <text:p text:style-name="P2"/>
      <text:p text:style-name="P3"><text:span text:style-name="T3">07:00.0</text:span> 0300: <text:span text:style-name="T2">1002:68f9</text:span></text:p>
      <text:p text:style-name="P2"/>
      <text:p text:style-name="P2"/>
      <text:p text:style-name="P15">Now that we have our target PCI ID<text:span text:style-name="T5"> (</text:span><text:span text:style-name="T6">1002:68f9</text:span><text:span text:style-name="T5">), we can bind this device to a special pci-stub driver.</text:span></text:p>
      <text:p text:style-name="P4"/>
      <text:p text:style-name="P4"><text:span text:style-name="T5">We will create two files for this graphics card:</text:span></text:p>
      <text:p text:style-name="P4"/>
      <text:p text:style-name="P16"><text:span text:style-name="T5">/lib/modprobe.d/pci-stub.conf</text:span></text:p>
      <text:p text:style-name="P17"><text:span text:style-name="T5">options pci-stub ids=1002:68f9</text:span></text:p>
      <text:p text:style-name="P17"/>
      <text:p text:style-name="P16">/lib/modprobe.d/drm.conf</text:p>
      <text:p text:style-name="P17">softdep drm pre: pci-stub</text:p>
      <text:p text:style-name="P17"/>
      <text:p text:style-name="P18">The first line tells the pci-stub driver to bind to the device in question. The second line tells <text:span text:style-name="T7">L</text:span>inux drm (graphics driver stack) that it should make sure pci-stub loads before drm. (ensuring the device is stubbed and not loaded by drm)</text:p>
      <text:p text:style-name="P18"/>
      <text:p text:style-name="P18">Now we reboot and cross our fingers.</text:p>
      <text:p text:style-name="P18"/>
      <text:p text:style-name="P18">On my AMD Linux system, we can see that IOMMU is active and functional:</text:p>
      <text:p text:style-name="P18"/>
      <text:p text:style-name="P17">kallisti5@eris ~ :<text:span text:style-name="T8">)</text:span> $ dmesg | grep AMD-Vi</text:p>
      <text:p text:style-name="P17">[ <text:s text:c="3"/>0.119400] [Firmware Bug]: AMD-Vi: IOAPIC[9] not in IVRS table</text:p>
      <text:p text:style-name="P17">[ <text:s text:c="3"/>0.119406] [Firmware Bug]: AMD-Vi: IOAPIC[10] not in IVRS table</text:p>
      <text:p text:style-name="P17">[ <text:s text:c="3"/>0.119409] [Firmware Bug]: AMD-Vi: No southbridge IOAPIC found</text:p>
      <text:p text:style-name="P17">[ <text:s text:c="3"/>0.119412] AMD-Vi: Disabling interrupt remapping</text:p>
      <text:p text:style-name="P17">[ <text:s text:c="3"/>1.823122] AMD-Vi: Found IOMMU at 0000:00:00.2 cap 0x40</text:p>
      <text:p text:style-name="P23">[ <text:s text:c="3"/>1.823253] AMD-Vi: Initialized for Passthrough Mode</text:p>
      <text:p text:style-name="P19"/>
      <text:p text:style-name="P19"/>
      <text:p text:style-name="P19">And checking for pci-stub we can see it successfully took over my graphics card:</text:p>
      <text:p text:style-name="P19"/>
      <text:p text:style-name="P24">kallisti5@eris ~ :) $ dmesg | grep pci-stub</text:p>
      <text:p text:style-name="P24">[ <text:s text:c="3"/>3.685970] pci-stub: add 1002:68F9 sub=FFFFFFFF:FFFFFFFF cls=00000000/00000000</text:p>
      <text:p text:style-name="P25">[ <text:s text:c="3"/>3.686002] pci-stub 0000:07:00.0: claimed by stub</text:p>
      <text:p text:style-name="P25"/>
      <text:p text:style-name="P20">On every boot, the device will be available for attachment to VM's</text:p>
      <text:p text:style-name="P20">Now, we simply attach the device to a VM:</text:p>
      <text:p text:style-name="P20"/>
      <text:p text:style-name="P20">sudo qemu-system-x86_64 --enable-kvm -hda haiku-nightly-anyboot.image -m 2048 <text:span text:style-name="T2">-device pci-assign,host=07:00.0</text:span></text:p>
      <text:p text:style-name="P20"/>
      <text:p text:style-name="P20">If you experience any problems, try looking at kvm messages:</text:p>
      <text:p text:style-name="P20"/>
      <text:p text:style-name="P20"><text:span text:style-name="T4">kallisti5@eris ~ :) $ </text:span>dmesg | grep kvm</text:p>
      <text:p text:style-name="P20"/>
      <text:p text:style-name="P20">If you're doing this for a graphics card generally the qemu window will lock up at the bootsplash and the video will appear on the second window. <text:s/>Click the qemu window to control the Haiku machine.</text:p>
      <text:p text:style-name="P20"/>
      <text:p text:style-name="P21">If things go well you will see:</text:p>
      <text:p text:style-name="P21"/>
      <text:p text:style-name="P27">[ 1966.132176] kvm: Nested Virtualization enabled</text:p>
      <text:p text:style-name="P27">[ 1966.132185] kvm: Nested Paging enabled</text:p>
      <text:p text:style-name="P26">[ 1972.212231] pci-stub 0000:07:00.0: kvm assign device</text:p>
      <text:p text:style-name="P27">[ 1974.186382] kvm: zapping shadow pages for mmio generation wraparou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ans1" svg:font-family="'Liberation Sans', Helvetica, 'Luxi Sans', 'Bitstream Vera San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Gluck</meta:initial-creator>
    <meta:creation-date>2014-11-09T10:03:10.744445346</meta:creation-date>
    <dc:date>2014-11-09T12:25:52.223651462</dc:date>
    <dc:creator>Alex Gluck</dc:creator>
    <meta:editing-duration>PT2H5M47S</meta:editing-duration>
    <meta:editing-cycles>6</meta:editing-cycles>
    <meta:generator>LibreOffice/4.3.3.2$Linux_X86_64 LibreOffice_project/430m0$Build-2</meta:generator>
    <meta:document-statistic meta:table-count="0" meta:image-count="0" meta:object-count="0" meta:page-count="2" meta:paragraph-count="53" meta:word-count="685" meta:character-count="4132" meta:non-whitespace-character-count="3471"/>
  </office:meta>
</office:document-meta>
</file>